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Text_20_body">
      <style:text-properties fo:language="pt" fo:country="BR"/>
    </style:style>
    <style:style style:name="P6" style:family="paragraph" style:parent-style-name="Text_20_body">
      <style:text-properties fo:language="pt" fo:country="BR" officeooo:rsid="00051f9c" officeooo:paragraph-rsid="000fd0e4"/>
    </style:style>
    <style:style style:name="P7" style:family="paragraph" style:parent-style-name="Standard">
      <style:text-properties fo:language="pt" fo:country="BR" officeooo:rsid="000f0bc5"/>
    </style:style>
    <style:style style:name="P8" style:family="paragraph" style:parent-style-name="Standard">
      <style:text-properties fo:language="pt" fo:country="BR" fo:font-weight="bold" officeooo:rsid="0010e52b" officeooo:paragraph-rsid="0010e52b" style:language-asian="en" style:country-asian="US" style:font-weight-asian="bold"/>
    </style:style>
    <style:style style:name="P9" style:family="paragraph" style:parent-style-name="Standard">
      <style:text-properties fo:language="pt" fo:country="BR" officeooo:rsid="0010e52b" officeooo:paragraph-rsid="0010e52b" style:language-asian="en" style:country-asian="US"/>
    </style:style>
    <style:style style:name="P10" style:family="paragraph" style:parent-style-name="Heading_20_3">
      <style:text-properties fo:language="pt" fo:country="BR"/>
    </style:style>
    <style:style style:name="P11" style:family="paragraph" style:parent-style-name="Heading_20_2">
      <style:text-properties fo:language="pt" fo:country="BR"/>
    </style:style>
    <style:style style:name="P12" style:family="paragraph" style:parent-style-name="Heading_20_1" style:list-style-name="WWNum1">
      <style:text-properties fo:language="pt" fo:country="BR"/>
    </style:style>
    <style:style style:name="P13" style:family="paragraph" style:parent-style-name="Heading_20_1" style:list-style-name="WWNum1">
      <style:paragraph-properties fo:break-before="page"/>
      <style:text-properties fo:language="pt" fo:country="BR"/>
    </style:style>
    <style:style style:name="P14" style:family="paragraph" style:parent-style-name="Heading_20_1" style:list-style-name="WWNum1" style:master-page-name="Converted1">
      <style:paragraph-properties style:page-number="auto"/>
      <style:text-properties fo:language="pt" fo:country="BR"/>
    </style:style>
    <style:style style:name="P15" style:family="paragraph" style:parent-style-name="Title" style:master-page-name="Standard">
      <style:paragraph-properties style:page-number="auto"/>
    </style:style>
    <style:style style:name="P16" style:family="paragraph" style:parent-style-name="Title">
      <style:text-properties fo:language="pt" fo:country="BR"/>
    </style:style>
    <style:style style:name="P17" style:family="paragraph" style:parent-style-name="Text_20_body">
      <style:text-properties fo:language="pt" fo:country="BR" officeooo:rsid="000f0bc5" officeooo:paragraph-rsid="000f0bc5"/>
    </style:style>
    <style:style style:name="P18" style:family="paragraph" style:parent-style-name="Text_20_body">
      <style:text-properties fo:language="pt" fo:country="BR" officeooo:rsid="00051f9c" officeooo:paragraph-rsid="000fd0e4"/>
    </style:style>
    <style:style style:name="P19" style:family="paragraph" style:parent-style-name="Text_20_body">
      <style:text-properties officeooo:paragraph-rsid="000f0bc5"/>
    </style:style>
    <style:style style:name="P20" style:family="paragraph" style:parent-style-name="Text_20_body">
      <style:text-properties officeooo:rsid="00111780" officeooo:paragraph-rsid="00111780"/>
    </style:style>
    <style:style style:name="P21" style:family="paragraph" style:parent-style-name="InfoBlue">
      <style:text-properties fo:language="pt" fo:country="BR"/>
    </style:style>
    <style:style style:name="P22" style:family="paragraph" style:parent-style-name="Body_20_Text_20_3">
      <style:text-properties fo:language="pt" fo:country="BR"/>
    </style:style>
    <style:style style:name="T1" style:family="text">
      <style:text-properties officeooo:rsid="000f0bc5"/>
    </style:style>
    <style:style style:name="T2" style:family="text">
      <style:text-properties fo:language="pt" fo:country="BR"/>
    </style:style>
    <style:style style:name="T3" style:family="text">
      <style:text-properties fo:language="pt" fo:country="BR" fo:font-weight="bold" style:font-weight-asian="bold" style:font-style-complex="italic" style:font-weight-complex="bold"/>
    </style:style>
    <style:style style:name="T4" style:family="text">
      <style:text-properties fo:language="pt" fo:country="BR" style:font-size-complex="14pt"/>
    </style:style>
    <style:style style:name="T5" style:family="text">
      <style:text-properties fo:language="pt" fo:country="BR" officeooo:rsid="000f0bc5"/>
    </style:style>
    <style:style style:name="T6" style:family="text">
      <style:text-properties fo:language="pt" fo:country="BR" officeooo:rsid="0010e52b"/>
    </style:style>
    <style:style style:name="T7" style:family="text">
      <style:text-properties style:font-name="Arial1" fo:font-size="12pt" fo:language="pt" fo:country="BR" style:font-size-asian="10.5pt" style:font-size-complex="12pt"/>
    </style:style>
    <style:style style:name="T8"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5">TaladeRimu</text:span><text:span text:style-name="T6">'s Company</text:span></text:p>
      <text:p text:style-name="Standard"/>
      <text:p text:style-name="P7"/>
      <text:p text:style-name="P16">System-Wide Requirements Specification</text:p>
      <text:p text:style-name="P22">Usage note: There is procedural guidance within this template that appears in a style named InfoBlue. This style has a hidden font attribute allowing you to toggle whether it is visible or hidden in this template. Use the Word menu ToolsOptionsViewHidden Text checkbox to toggle this setting. A similar option exists for printing ToolsOptionsPrint.</text:p>
      <text:list xml:id="list8054848645425678506" text:style-name="WWNum1">
        <text:list-item>
          <text:h text:style-name="P12" text:outline-level="1"><text:bookmark-start text:name="_Toc436203377"/><text:bookmark-start text:name="_Toc452813577"/>Introduction</text:h>
        </text:list-item>
      </text:list>
      <text:p text:style-name="Standard"><text:span text:style-name="T2"><text:tab/></text:span><text:span text:style-name="T6">O sistema TaladeRimusSGBD permitirá um melhor controle de acesso as informações. Todos os dados serão criptografados de forma que não poderão ser interceptados por terceiros, também possuindo cadastro de usuários e relatório de informações do sistema que conterá um controle de modificações de usuário e acesso de usuários podendo assim ter um melhor controle de quem modificou o sistema.</text:span></text:p>
      <text:list xml:id="list175328333148760" text:continue-numbering="true" text:style-name="WWNum1">
        <text:list-item>
          <text:h text:style-name="P12" text:outline-level="1"><text:bookmark-end text:name="_Toc436203377"/><text:bookmark-end text:name="_Toc452813577"/>System-Wide Functional Requirements</text:h>
        </text:list-item>
      </text:list>
      <text:p text:style-name="P21"><text:bookmark-start text:name="_GoBack"/><text:s/>[Statement of system-wide functional requirements, not expressed as use cases. Examples include auditing, authentication, printing, reporting.]</text:p>
      <text:p text:style-name="P17">RF01 – Login no Sistema.</text:p>
      <text:p text:style-name="P17">RF02 – Cadastro(Inserção, Atualização e Remoção).</text:p>
      <text:p text:style-name="P19"><text:span text:style-name="T5">RF03 – Relatório de Modificações.</text:span></text:p>
      <text:p text:style-name="P20"><text:span text:style-name="T2">RS01 – Login com Criptografia.</text:span></text:p>
      <text:p text:style-name="P20"><text:span text:style-name="T2">RS02 – Inserção, Atualização e remoção criptografam a informação que é mandada para o banco.</text:span></text:p>
      <text:p text:style-name="P20"><text:span text:style-name="T2">RS03 – Relatórios Criptografados.</text:span></text:p>
      <text:p text:style-name="P20"><text:span text:style-name="T2">RN01 – Somente Administradores Cadastram.</text:span></text:p>
      <text:p text:style-name="P20"><text:span text:style-name="T2">RN02 – Somente Administradores Acessam Relatórios.</text:span></text:p>
      <text:p text:style-name="P20"><text:span text:style-name="T2">RN03 – <text:tab/>Usuários apenas acessam arquivos.</text:span></text:p>
      <text:list xml:id="list175328337141561" text:continue-numbering="true" text:style-name="WWNum1">
        <text:list-item>
          <text:h text:style-name="P12" text:outline-level="1"><text:bookmark-end text:name="_GoBack"/>System Qualities</text:h>
        </text:list-item>
      </text:list>
      <text:p text:style-name="P21"><text:s/>[Qualities represent the URPS in FURPS+ classification of supporting requirements.]</text:p>
      <text:p text:style-name="P6"/>
      <text:list xml:id="list2271660016471279250" text:style-name="WWNum23">
        <text:list-item>
          <text:list>
            <text:list-item>
              <text:h text:style-name="P11" text:outline-level="2">Usability</text:h>
            </text:list-item>
          </text:list>
        </text:list-item>
      </text:list>
      <text:p text:style-name="P21">[Describe requirements for qualities such as easy of use, easy of learning, usability standards and localization.]</text:p>
      <text:p text:style-name="P6">O Projeto terá um uso para Usuários de vários níveis podendo limitar o acesso a determinados arquivos permitindo uma melhor segurança, criptografia em todos os dados e também um relatório de todas as modificações efetuadas e arquivos acessados a partir de cada usuário.</text:p>
      <text:list xml:id="list175328341157864" text:continue-numbering="true" text:style-name="WWNum23">
        <text:list-item>
          <text:list>
            <text:list-item>
              <text:h text:style-name="P11" text:outline-level="2">Reliability</text:h>
            </text:list-item>
          </text:list>
        </text:list-item>
      </text:list>
      <text:p text:style-name="P21"><text:s/>[Reliability includes the product and/or system's ability to keep running under stress and adverse conditions. Specify requirements for reliability acceptance levels, and how they will be measured and evaluated. Suggested topics are availability, frequency of severity of failures and recoverability.]</text:p>
      <text:p text:style-name="P6">O TeladeRimusSGBD deverá separar os usuários por uma tela de login melhorando a utilização de senhas, permitindo cadastro apenas por usuário especiais além de salvar em registro criptografado todos os acessos e modificações efetuadas.</text:p>
      <text:list xml:id="list175328342148629" text:continue-numbering="true" text:style-name="WWNum23">
        <text:list-item>
          <text:list>
            <text:list-item>
              <text:h text:style-name="P11" text:outline-level="2"><text:soft-page-break/>Performance</text:h>
            </text:list-item>
          </text:list>
        </text:list-item>
      </text:list>
      <text:p text:style-name="P21">[The performance characteristics of the system should be outlined in this section. Examples are response time, throughput, capacity and startup or shutdown times.]</text:p>
      <text:p text:style-name="P6">O programa possui uma tela de fácil entendimento onde o cadastro a função de login são facilmente entendidos por usuário comuns, assim como a parte de relatório que mostra na tela os relatórios de edição e acessos.</text:p>
      <text:list xml:id="list175328344166164" text:continue-numbering="true" text:style-name="WWNum23">
        <text:list-item>
          <text:list>
            <text:list-item>
              <text:h text:style-name="P11" text:outline-level="2">Supportability</text:h>
            </text:list-item>
          </text:list>
        </text:list-item>
      </text:list>
      <text:p text:style-name="P21">[This section indicates any requirements that will enhance the supportability or maintainability of the system being built, including adaptability and upgrading, compatibility, configurability, scalability and requirements regarding system installation, level of support and maintenance.]</text:p>
      <text:p text:style-name="P6">Como se trata de um programa relativamente leve não deverá ter problemas em ser suportado em sistemas mais antigos.</text:p>
      <text:p text:style-name="P5"/>
      <text:list xml:id="list175328345161589" text:continue-list="list175328337141561" text:style-name="WWNum1">
        <text:list-item>
          <text:h text:style-name="P13" text:outline-level="1">System Interfaces</text:h>
        </text:list-item>
      </text:list>
      <text:p text:style-name="P21">[Interface Requirements are part of the + in the FURPS+ classification of supporting requirements. Define the interfaces that must be supported by the application. It should contain adequate specificity, protocols, ports and logical addresses, and so forth, so that the software can be developed and verified against the interface requirements.]</text:p>
      <text:list xml:id="list175328346158890" text:continue-list="list175328344166164" text:style-name="WWNum23">
        <text:list-item>
          <text:list>
            <text:list-item>
              <text:h text:style-name="P11" text:outline-level="2"><text:bookmark-start text:name="_Toc492960770"/>User Interfaces<text:bookmark-end text:name="_Toc492960770"/></text:h>
            </text:list-item>
          </text:list>
        </text:list-item>
      </text:list>
      <text:p text:style-name="P21">[Describe the user interfaces that are to be implemented by the software. The intention of this section is to state requirements relating to the interface. Interface design may overlap the requirements gathering process.]</text:p>
      <text:list xml:id="list175328347144558" text:continue-numbering="true" text:style-name="WWNum23">
        <text:list-item>
          <text:list>
            <text:list-item>
              <text:list>
                <text:list-item>
                  <text:h text:style-name="P10" text:outline-level="3">Look &amp; Feel </text:h>
                </text:list-item>
              </text:list>
            </text:list-item>
          </text:list>
        </text:list-item>
      </text:list>
      <text:p text:style-name="P21">[Provide a description of the spirit of the interface. Your client may have given you particular demands such as style, colors to be used, and degree of interaction and so on. This section captures the requirements for the interface rather than the design for the interface.]</text:p>
      <text:list xml:id="list175328348158629" text:continue-numbering="true" text:style-name="WWNum23">
        <text:list-item>
          <text:list>
            <text:list-item>
              <text:list>
                <text:list-item>
                  <text:h text:style-name="P10" text:outline-level="3">Layout and Navigation Requirements</text:h>
                </text:list-item>
              </text:list>
            </text:list-item>
          </text:list>
        </text:list-item>
      </text:list>
      <text:p text:style-name="Standard"><text:span text:style-name="InfoBlue_20_Char"><text:span text:style-name="T2">[Capture requirements on major screen areas and how they should be grouped together.]</text:span></text:span></text:p>
      <text:list xml:id="list175328349147753" text:continue-numbering="true" text:style-name="WWNum23">
        <text:list-item>
          <text:list>
            <text:list-item>
              <text:list>
                <text:list-item>
                  <text:h text:style-name="P10" text:outline-level="3">Consistency</text:h>
                </text:list-item>
              </text:list>
            </text:list-item>
          </text:list>
        </text:list-item>
      </text:list>
      <text:p text:style-name="Standard"><text:span text:style-name="InfoBlue_20_Char"><text:span text:style-name="T2">[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span></text:p>
      <text:list xml:id="list175328349170776" text:continue-numbering="true" text:style-name="WWNum23">
        <text:list-item>
          <text:list>
            <text:list-item>
              <text:list>
                <text:list-item>
                  <text:h text:style-name="P10" text:outline-level="3">User Personalization &amp; Customization Requirements</text:h>
                </text:list-item>
              </text:list>
            </text:list-item>
          </text:list>
        </text:list-item>
      </text:list>
      <text:p text:style-name="P21">[Requirements on content that should automatically displayed to users or available based on user attributes. Sometimes users allowed to customize the content displayed or to personalize displayed content.]</text:p>
      <text:list xml:id="list175328350155845" text:continue-numbering="true" text:style-name="WWNum23">
        <text:list-item>
          <text:list>
            <text:list-item>
              <text:h text:style-name="Heading_20_2" text:outline-level="2"><text:bookmark-start text:name="_Toc492960772"/><text:span text:style-name="T2">Interfaces</text:span><text:bookmark-end text:name="_Toc492960772"/><text:span text:style-name="T2"> to External Systems or Devices</text:span></text:h>
            </text:list-item>
          </text:list>
        </text:list-item>
      </text:list>
      <text:p text:style-name="P21">[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list xml:id="list175328351142459" text:continue-numbering="true" text:style-name="WWNum23">
        <text:list-item>
          <text:list>
            <text:list-item>
              <text:list>
                <text:list-item>
                  <text:h text:style-name="P10" text:outline-level="3">Software Interfaces</text:h>
                </text:list-item>
              </text:list>
            </text:list-item>
          </text:list>
        </text:list-item>
      </text:list>
      <text:p text:style-name="P21">[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list xml:id="list175328353159127" text:continue-numbering="true" text:style-name="WWNum23">
        <text:list-item>
          <text:list>
            <text:list-item>
              <text:list>
                <text:list-item>
                  <text:h text:style-name="P10" text:outline-level="3"><text:bookmark-start text:name="_Toc492960771"/>Hardware Interfaces<text:bookmark-end text:name="_Toc492960771"/></text:h>
                </text:list-item>
              </text:list>
            </text:list-item>
          </text:list>
        </text:list-item>
      </text:list>
      <text:p text:style-name="P21">[This section defines any hardware interfaces that are to be supported by the software, including logical structure, physical addresses, expected behavior, and so on.]</text:p>
      <text:list xml:id="list175328354167483" text:continue-numbering="true" text:style-name="WWNum23">
        <text:list-item>
          <text:list>
            <text:list-item>
              <text:list>
                <text:list-item>
                  <text:h text:style-name="P10" text:outline-level="3"><text:bookmark-start text:name="_Toc492960773"/>Communications Interfaces<text:bookmark-end text:name="_Toc492960773"/></text:h>
                </text:list-item>
              </text:list>
            </text:list-item>
          </text:list>
        </text:list-item>
      </text:list>
      <text:p text:style-name="P21">[Describe any communications interfaces to other systems or devices such as local area networks, remote serial devices, and so on.]</text:p>
      <text:list xml:id="list175328355151119" text:continue-list="list175328345161589" text:style-name="WWNum1">
        <text:list-item>
          <text:h text:style-name="P14" text:outline-level="1">Business Rules</text:h>
        </text:list-item>
      </text:list>
      <text:p text:style-name="P21">[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text:span text:style-name="T2">Organize this document on rule classes, a high level grouping of candidate or actual rules about one </text:span><text:span text:style-name="T3">business concept</text:span><text:span text:style-name="T2"> with a specific kind of </text:span><text:span text:style-name="T3">logic processing</text:span><text:span text:style-name="T2">, example: Driver Risk Assessment Rules or Customer Validation Rules.]</text:span></text:p>
      <text:list xml:id="list175328358163397" text:continue-list="list175328354167483" text:style-name="WWNum23">
        <text:list-item>
          <text:list>
            <text:list-item>
              <text:h text:style-name="P11" text:outline-level="2">&lt;Rule class name&gt;</text:h>
              <text:list>
                <text:list-item>
                  <text:h text:style-name="P10" text:outline-level="3">&lt;Rule name and ID&gt;</text:h>
                </text:list-item>
              </text:list>
            </text:list-item>
          </text:list>
        </text:list-item>
      </text:list>
      <text:p text:style-name="P21">[The description defines the rule. It can be made in natural language typically following a decision table or a pattern like: <text:s/>if [condition-list] then [action-list], example: </text:p>
      <text:p text:style-name="P21">If there are at least 3 items of the same type in the customer shopping cart and each item’s value is greater than $30 then give to the customer a voucher whose value is 10% of the cheapest item.]</text:p>
      <text:list xml:id="list175328360154435" text:continue-list="list175328355151119" text:style-name="WWNum1">
        <text:list-item>
          <text:h text:style-name="P12" text:outline-level="1"><text:bookmark-start text:name="_Toc492960765"/>System Constraints<text:bookmark-end text:name="_Toc492960765"/></text:h>
        </text:list-item>
      </text:list>
      <text:p text:style-name="P21">[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list xml:id="list175328361165214" text:continue-numbering="true" text:style-name="WWNum1">
        <text:list-item>
          <text:h text:style-name="P12" text:outline-level="1">System Compliance</text:h>
        </text:list-item>
      </text:list>
      <text:list xml:id="list175328361158907" text:continue-list="list175328358163397" text:style-name="WWNum23">
        <text:list-item>
          <text:list>
            <text:list-item>
              <text:h text:style-name="P11" text:outline-level="2"><text:bookmark-start text:name="_Toc492960774"/>Licensing Requirements<text:bookmark-end text:name="_Toc492960774"/></text:h>
            </text:list-item>
          </text:list>
        </text:list-item>
      </text:list>
      <text:p text:style-name="P21">[Define any licensing enforcement requirements or other usage restriction requirements that are to be exhibited by the software.]</text:p>
      <text:list xml:id="list175328362150215" text:continue-numbering="true" text:style-name="WWNum23">
        <text:list-item>
          <text:list>
            <text:list-item>
              <text:h text:style-name="P11" text:outline-level="2"><text:bookmark-start text:name="_Toc492960775"/>Legal, Copyright, and Other Notices<text:bookmark-end text:name="_Toc492960775"/></text:h>
            </text:list-item>
          </text:list>
        </text:list-item>
      </text:list>
      <text:p text:style-name="P21">[This section describes any necessary legal disclaimers, warranties, copyright notices, patent notice, wordmark, trademark, or logo compliance issues for the software.]</text:p>
      <text:list xml:id="list175328362156847" text:continue-numbering="true" text:style-name="WWNum23">
        <text:list-item>
          <text:list>
            <text:list-item>
              <text:h text:style-name="P11" text:outline-level="2"><text:bookmark-start text:name="_Toc492960776"/>Applicable Standards<text:bookmark-end text:name="_Toc492960776"/></text:h>
            </text:list-item>
          </text:list>
        </text:list-item>
      </text:list>
      <text:p text:style-name="P21">[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list xml:id="list175328363158082" text:continue-list="list175328361165214" text:style-name="WWNum1">
        <text:list-item>
          <text:h text:style-name="P12" text:outline-level="1">System Documentation</text:h>
        </text:list-item>
      </text:list>
      <text:p text:style-name="InfoBlue"><text:span text:style-name="T2">[Describes the requirements, for on-line user documentation, help systems, help about notices, and so on. </text:span><text:span text:style-name="T4">Set expectations for the documentation and to identify who will be responsible for creating 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start"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line-height="120%"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Num23"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WWNum23"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list-style-name="WWNum2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WWNum23"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3"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WWNum23"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3"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list-style-name="WWNum23"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WWNum23"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nex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default-outline-level="">
      <style:paragraph-properties fo:margin-top="0.141cm" fo:margin-bottom="0cm" style:contextual-spacing="false" fo:line-height="100%" fo:text-align="justify" style:justify-single-word="false"/>
    </style:style>
    <style:style style:name="Tabletext" style:family="paragraph" style:parent-style-name="Standard" style:default-outline-level="">
      <style:paragraph-properties fo:margin-top="0cm" fo:margin-bottom="0.212cm" style:contextual-spacing="false" fo:keep-together="always"/>
    </style:style>
    <style:style style:name="Paragraph3" style:family="paragraph" style:parent-style-name="Standard" style:default-outline-level="">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Arial" fo:font-family="Arial" style:font-family-generic="roman" style:font-pitch="variable"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Paragraph4" style:family="paragraph" style:parent-style-name="Standard" style:default-outline-level="">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auto-update="true" style:default-outline-level="">
      <style:paragraph-properties fo:margin-top="0cm" fo:margin-bottom="0.212cm" style: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style>
    <style:style style:name="infoblue" style:family="paragraph" style:parent-style-name="Standard" style:default-outline-level="">
      <style:paragraph-properties fo:margin-top="0cm" fo:margin-bottom="0.494cm" style:contextual-spacing="false"/>
      <style:text-properties fo:font-size="12pt" style:font-size-asian="12pt" style:font-size-complex="12pt"/>
    </style:style>
    <style:style style:name="Body_20_Text_20_3" style:display-name="Body Text 3" style:family="paragraph" style:parent-style-name="Standard" style:default-outline-level="">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default-outline-level="">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roman" style:font-pitch="variable" fo:font-size="8pt" fo:language="pt" fo:country="PT" style:font-size-asian="8pt" style:language-asian="pt" style:country-asian="PT" style:font-size-complex="8pt" style:font-weight-complex="bold"/>
    </style:style>
    <style:style style:name="bullet1pararede" style:family="paragraph" style:parent-style-name="Standard" style:default-outline-level="">
      <style:paragraph-properties fo:margin-top="0cm" fo:margin-bottom="0.494cm" style:contextual-spacing="false"/>
      <style:text-properties style:font-name="Arial" fo:font-family="Arial" style:font-family-generic="roman" style:font-pitch="variable" style:font-name-complex="Arial2" style:font-family-complex="Arial" style:font-family-generic-complex="system" style:font-pitch-complex="variable"/>
    </style:style>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fo:font-style="italic" style:language-asian="en" style:country-asian="US" style:font-style-asian="italic" style:language-complex="ar" style:country-complex="SA"/>
    </style:style>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381cm" fo:margin-left="0.38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6.859cm" fo:margin-left="-0.203cm" fo:margin-top="0cm" fo:margin-bottom="0cm" table:align="left" style:writing-mode="lr-tb"/>
    </style:style>
    <style:style style:name="Tabela1.A" style:family="table-column">
      <style:table-column-properties style:column-width="11.252cm"/>
    </style:style>
    <style:style style:name="Tabela1.B" style:family="table-column">
      <style:table-column-properties style:column-width="5.607cm"/>
    </style:style>
    <style:style style:name="Tabela1.1" style:family="table-row">
      <style:table-row-properties fo:keep-together="auto"/>
    </style:style>
    <style:style style:name="Tabela1.A1" style:family="table-cell">
      <style:table-cell-properties fo:padding-left="0.203cm" fo:padding-right="0.191cm" fo:padding-top="0cm" fo:padding-bottom="0cm" fo:border="0.75pt solid #00000a"/>
    </style:style>
    <style:style style:name="Tabela2" style:family="table">
      <style:table-properties style:width="16.73cm" fo:margin-left="-0.203cm" fo:margin-top="0cm" fo:margin-bottom="0cm" table:align="left" style:writing-mode="lr-tb"/>
    </style:style>
    <style:style style:name="Tabela2.A" style:family="table-column">
      <style:table-column-properties style:column-width="5.576cm"/>
    </style:style>
    <style:style style:name="Tabela2.B" style:family="table-column">
      <style:table-column-properties style:column-width="5.577cm"/>
    </style:style>
    <style:style style:name="Tabela2.1" style:family="table-row">
      <style:table-row-properties fo:keep-together="auto"/>
    </style:style>
    <style:style style:name="Tabela2.A1" style:family="table-cell">
      <style:table-cell-properties fo:padding-left="0.203cm" fo:padding-right="0.191cm" fo:padding-top="0cm" fo:padding-bottom="0cm" fo:border="none"/>
    </style:style>
    <style:style style:name="MP1" style:family="paragraph" style:parent-style-name="Standard">
      <style:text-properties fo:language="pt" fo:country="BR" fo:font-weight="bold" officeooo:rsid="0010e52b" officeooo:paragraph-rsid="0010e52b" style:language-asian="en" style:country-asian="US"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text-properties fo:language="pt" fo:country="BR" officeooo:rsid="0010e52b" officeooo:paragraph-rsid="0010e52b" style:language-asian="en" style:country-asian="US"/>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0f0bc5"/>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number:date-style style:name="N10120" number:language="en" number:country="US">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TaladeRimu's Company</text:p>
            </table:table-cell>
            <table:table-cell table:style-name="Tabela1.A1" office:value-type="string">
              <text:p text:style-name="MP2"><text:s/></text:p>
            </table:table-cell>
          </table:table-row>
          <table:table-row table:style-name="Tabela1.1">
            <table:table-cell table:style-name="Tabela1.A1" office:value-type="string">
              <text:p text:style-name="MP3">Responsável pelo Projeto: Guilherme Silveira</text:p>
            </table:table-cell>
            <table:table-cell table:style-name="Tabela1.A1" office:value-type="string">
              <text:p text:style-name="Standard"><text:s text:c="2"/>Date: <text:s/><text:span text:style-name="MT1">03/07/2014</text:span></text:p>
            </table:table-cell>
          </table:table-row>
        </table:table>
        <text:p text:style-name="Header"/>
      </style:header>
      <style:footer>
        <table:table table:name="Tabela2" table:style-name="Tabela2">
          <table:table-column table:style-name="Tabela2.A"/>
          <table:table-column table:style-name="Tabela2.B" table:number-columns-repeated="2"/>
          <table:table-row table:style-name="Tabela2.1">
            <table:table-cell table:style-name="Tabela2.A1" office:value-type="string">
              <text:p text:style-name="MP4">Confidential</text:p>
            </table:table-cell>
            <table:table-cell table:style-name="Tabela2.A1" office:value-type="string">
              <text:p text:style-name="MP5"><text:user-defined style:data-style-name="N0" text:name="Company">&lt;</text:user-defined>, <text:date style:data-style-name="N10120" text:date-value="2014-07-04T17:53:28.298000064">2014</text:date></text:p>
            </table:table-cell>
            <table:table-cell table:style-name="Tabela2.A1" office:value-type="string">
              <text:p text:style-name="MP6">Page <text:span text:style-name="page_20_number"><text:page-number text:select-page="current">3</text:page-number></text:span></text:p>
            </table:table-cell>
          </table:table-row>
        </table:table>
        <text:p text:style-name="Footer"/>
      </style:footer>
    </style:master-page>
    <style:master-page style:name="Converted1"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initial-creator>adriano</meta:initial-creator>
    <meta:editing-cycles>5</meta:editing-cycles>
    <meta:print-date>2001-03-15T17:26:00</meta:print-date>
    <meta:creation-date>2014-06-19T18:31:00</meta:creation-date>
    <dc:date>2014-07-04T17:53:28.228000000</dc:date>
    <meta:editing-duration>PT3M31S</meta:editing-duration>
    <meta:generator>LibreOffice/4.2.4.2$Windows_x86 LibreOffice_project/63150712c6d317d27ce2db16eb94c2f3d7b699f8</meta:generator>
    <meta:document-statistic meta:table-count="2" meta:image-count="0" meta:object-count="0" meta:page-count="4" meta:paragraph-count="75" meta:word-count="1282" meta:character-count="8720" meta:non-whitespace-character-count="7527"/>
    <meta:user-defined meta:name="AppVersion">15.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stemwide_req_spec" xlink:href=""/>
  </office:meta>
</office:document-meta>
</file>